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203cm"/>
    </style:style>
    <style:style style:name="Tabela1.B" style:family="table-column">
      <style:table-column-properties style:column-width="16.79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6.749cm" table:align="left"/>
    </style:style>
    <style:style style:name="Tabela2.A" style:family="table-column">
      <style:table-column-properties style:column-width="0.203cm"/>
    </style:style>
    <style:style style:name="Tabela2.B" style:family="table-column">
      <style:table-column-properties style:column-width="6.54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203cm"/>
    </style:style>
    <style:style style:name="Tabela3.B" style:family="table-column">
      <style:table-column-properties style:column-width="16.79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203cm"/>
    </style:style>
    <style:style style:name="Tabela4.B" style:family="table-column">
      <style:table-column-properties style:column-width="16.79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203cm"/>
    </style:style>
    <style:style style:name="Tabela5.B" style:family="table-column">
      <style:table-column-properties style:column-width="16.798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List_20_Contents">
      <style:paragraph-properties fo:margin-top="0cm" fo:margin-bottom="0.499cm" loext:contextual-spacing="false"/>
    </style:style>
    <style:style style:name="P2" style:family="paragraph" style:parent-style-name="List_20_Heading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orking with OpenRC</text:h>
      <text:section text:style-name="Sect1" text:name="preamble">
        <text:p text:style-name="Text_20_body">OpenRC is the init system used in alpine. The init system manages the services, startup and shutdown of your computer.</text:p>
        <table:table table:name="Tabela1" table:style-name="Tabela1">
          <table:table-column table:style-name="Tabela1.A"/>
          <table:table-column table:style-name="Tabela1.B"/>
          <table:table-row table:style-name="TableLine94352816387792">
            <table:table-cell table:style-name="Tabela1.A1" office:value-type="string">
              <text:p text:style-name="P4"/>
            </table:table-cell>
            <table:table-cell table:style-name="Tabela1.A1" office:value-type="string">
              <text:p text:style-name="P5">In this section, the canonical names of utilities are used. For instance, <text:span text:style-name="Source_20_Text">rc-service</text:span> instead of <text:span text:style-name="Source_20_Text">service</text:span>. For many of these, the traditional name (e.g <text:span text:style-name="Source_20_Text">service</text:span>) is also available, but that is not the case for all of them. If in doubt, use the canonical name, as is shown in this document.</text:p>
            </table:table-cell>
          </table:table-row>
        </table:table>
        <text:p text:style-name="Text_20_body"/>
      </text:section>
      <text:h text:style-name="Heading_20_2" text:outline-level="2"><text:bookmark text:name="_normal_usage"/>Normal Usage</text:h>
      <text:h text:style-name="Heading_20_3" text:outline-level="3"><text:bookmark text:name="_manipulating_services"/>Manipulating Services</text:h>
      <text:h text:style-name="Heading_20_4" text:outline-level="4"><text:bookmark text:name="_runtime_service_manipulation"/>Runtime Service Manipulation</text:h>
      <text:p text:style-name="Text_20_body">You manipulate services on a running system using the <text:span text:style-name="Source_20_Text">rc-service</text:span> command. This allows you to start, stop, and check the status of a given service, amongst other things. See the following basic examples:</text:p>
      <text:p text:style-name="Preformatted_20_Text"><text:span text:style-name="Source_20_Text">rc-service networking stop </text:span></text:p>
      <text:p text:style-name="Preformatted_20_Text"><text:span text:style-name="Source_20_Text">rc-service sshd start </text:span></text:p>
      <text:p text:style-name="P3"><text:span text:style-name="Source_20_Text">rc-service chronyd status </text:span></text:p>
      <table:table table:name="Tabela2" table:style-name="Tabela2">
        <table:table-column table:style-name="Tabela2.A"/>
        <table:table-column table:style-name="Tabela2.B"/>
        <table:table-row table:style-name="TableLine94352806327840"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Stop the networking service.</text:p>
          </table:table-cell>
        </table:table-row>
        <table:table-row table:style-name="TableLine94352806327840"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Start the sshd service.</text:p>
          </table:table-cell>
        </table:table-row>
        <table:table-row table:style-name="TableLine94352806327840"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See the status of the chronyd service.</text:p>
          </table:table-cell>
        </table:table-row>
      </table:table>
      <text:p text:style-name="Text_20_body"><text:span text:style-name="Source_20_Text">rc-service</text:span> also supports a few flags, which are primarily useful for scripting. You can see the full list in the <text:span text:style-name="Source_20_Text">rc-service(8)</text:span> manual page. Of particular interest are the following:</text:p>
      <text:p text:style-name="P2">-c | --ifcrashed </text:p>
      <text:p text:style-name="P1">Only run the specified command if the service has crashed.</text:p>
      <text:p text:style-name="P2">-N | --ifnotstarted </text:p>
      <text:p text:style-name="P1">Only run the specified command if the service is not currently started.</text:p>
      <text:p text:style-name="P2">-s | --ifstarted </text:p>
      <text:p text:style-name="P1">Only run the specified command if the service is currently started.</text:p>
      <table:table table:name="Tabela3" table:style-name="Tabela3">
        <table:table-column table:style-name="Tabela3.A"/>
        <table:table-column table:style-name="Tabela3.B"/>
        <table:table-row table:style-name="TableLine94352816365504"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Table_20_Contents">Services may define additional commands you can use. See more on this in <text:a xlink:type="simple" xlink:href="https://docs.alpinelinux.org/user-handbook/0.1a/Working/openrc.html#_custom_service_commands" text:style-name="Internet_20_link" text:visited-style-name="Visited_20_Internet_20_Link">Custom Service Commands</text:a>. </text:p>
          </table:table-cell>
        </table:table-row>
      </table:table>
      <text:h text:style-name="Heading_20_4" text:outline-level="4"><text:bookmark text:name="_on_boot_service_manipulation"/>On-Boot Service Manipulation</text:h>
      <text:p text:style-name="Text_20_body">OpenRC operates under a system called "runlevels". More on that in <text:a xlink:type="simple" xlink:href="https://docs.alpinelinux.org/user-handbook/0.1a/Working/openrc.html#_switching_runlevels" text:style-name="Internet_20_link" text:visited-style-name="Visited_20_Internet_20_Link">Switching Runlevels</text:a> and <text:a xlink:type="simple" xlink:href="https://docs.alpinelinux.org/user-handbook/0.1a/Working/openrc.html#_custom_runlevels" text:style-name="Internet_20_link" text:visited-style-name="Visited_20_Internet_20_Link">Custom Runlevels</text:a>. Enabling a service means putting it in a runlevel, usually one that will get loaded automatically (but not necessarily so!). Disabling a service involves removing it from one or <text:soft-page-break/>more runlevels. This is all done using the <text:span text:style-name="Source_20_Text">rc-update</text:span> utility, which updates various runlevels. It may be used as such:</text:p>
      <text:p text:style-name="Preformatted_20_Text"><text:span text:style-name="Source_20_Text">rc-update show -v </text:span></text:p>
      <text:p text:style-name="Preformatted_20_Text"><text:span text:style-name="Source_20_Text">rc-update add sshd default </text:span></text:p>
      <text:p text:style-name="Preformatted_20_Text"><text:span text:style-name="Source_20_Text">rc-update add sshd </text:span></text:p>
      <text:p text:style-name="Preformatted_20_Text"><text:span text:style-name="Source_20_Text">rc-update delete sshd </text:span></text:p>
      <text:p text:style-name="P3"><text:span text:style-name="Source_20_Text">rc-update delete chronyd -a </text:span></text:p>
      <table:table table:name="Tabela4" table:style-name="Tabela4">
        <table:table-column table:style-name="Tabela4.A"/>
        <table:table-column table:style-name="Tabela4.B"/>
        <table:table-row table:style-name="TableLine94352806357856"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View the current services in any runlevel. The <text:span text:style-name="Source_20_Text">-v</text:span> flag will also show various services that are not in any runlevel.</text:p>
          </table:table-cell>
        </table:table-row>
        <table:table-row table:style-name="TableLine94352806357856"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Add the sshd service to the default runlevel.</text:p>
          </table:table-cell>
        </table:table-row>
        <table:table-row table:style-name="TableLine94352806357856"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If you do not specify a runlevel, your current one will be used. This is equivalent to the 2nd example under normal operation.</text:p>
          </table:table-cell>
        </table:table-row>
        <table:table-row table:style-name="TableLine94352806357856"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Remove the sshd service from the current runlevel, as with add.</text:p>
          </table:table-cell>
        </table:table-row>
        <table:table-row table:style-name="TableLine94352806357856"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Remove the chronyd service from all runlevels.</text:p>
          </table:table-cell>
        </table:table-row>
      </table:table>
      <text:h text:style-name="Heading_20_3" text:outline-level="3"><text:bookmark text:name="_configuring_services"/>Configuring Services</text:h>
      <text:p text:style-name="Text_20_body">Various services may need additional configuration. Most will have dedicated configuration files in <text:span text:style-name="Source_20_Text">/etc</text:span> - you can see documentation on the specific service for more details. However, some services need configuration applied to them as part of the launch procedure - such as passing a flag to the binary when first started. This can be done in the <text:span text:style-name="Source_20_Text">/etc/conf.d</text:span> directory, under the name of the service in question. For example, for a service named "base", the configuration file would be <text:span text:style-name="Source_20_Text">/etc/conf.d/base</text:span>.</text:p>
      <text:h text:style-name="Heading_20_3" text:outline-level="3"><text:bookmark text:name="_system_status"/>System Status</text:h>
      <text:p text:style-name="Text_20_body">The <text:span text:style-name="Source_20_Text">rc-status</text:span> utility is a fast way to view the current state of your system’s services. By default, it will list all the services in the current runlevel. You can select a different runlevel by specifying it, for instance, <text:span text:style-name="Source_20_Text">rc-status boot</text:span> will list all the services in the boot runlevel. It also accepts various flags that change what it does. As per usual, the full list is available in the <text:span text:style-name="Source_20_Text">rc-status(8)</text:span> manual page. Here are the more interesting ones:</text:p>
      <text:p text:style-name="P2">-c | --crashed </text:p>
      <text:p text:style-name="P1">Show a list of all the crashed services.</text:p>
      <text:p text:style-name="P2">-l | --list </text:p>
      <text:p text:style-name="P1">List all the available runlevels.</text:p>
      <text:p text:style-name="P2">-s | --servicelist </text:p>
      <text:p text:style-name="P1">Show a list of all the services.</text:p>
      <text:h text:style-name="Heading_20_2" text:outline-level="2"><text:bookmark text:name="_advanced_usage"/><text:soft-page-break/>Advanced Usage</text:h>
      <text:h text:style-name="Heading_20_3" text:outline-level="3"><text:bookmark text:name="_custom_runlevels"/>Custom Runlevels</text:h>
      <text:h text:style-name="Heading_20_4" text:outline-level="4"><text:bookmark text:name="_creating"/>Creating</text:h>
      <text:p text:style-name="Text_20_body">Most users will be happy with just the default runlevel. Other users will want more. A runlevel is simply a directory in <text:span text:style-name="Source_20_Text">/etc/runlevels</text:span>, and an enabled service is a symlink to the <text:span text:style-name="Source_20_Text">init.d</text:span> file. For example, adding the <text:span text:style-name="Source_20_Text">sshd</text:span> service to the <text:span text:style-name="Source_20_Text">default</text:span> runlevel is creating a symlink to <text:span text:style-name="Source_20_Text">/etc/init.d/sshd</text:span> in <text:span text:style-name="Source_20_Text">/etc/runlevels/default</text:span>. Creating a new runlevel thus involves creating a new directory under <text:span text:style-name="Source_20_Text">/etc/runlevels</text:span>.</text:p>
      <text:h text:style-name="Heading_20_4" text:outline-level="4"><text:bookmark text:name="_runlevel_stacking"/>Runlevel Stacking</text:h>
      <text:p text:style-name="Text_20_body">Most of the time, you do not want to shut down all of your <text:span text:style-name="Source_20_Text">default</text:span> services if you’re switching to the <text:span text:style-name="Source_20_Text">office</text:span> runlevel. Runlevel "inheritance" is acheived through runlevel stacking. If you pass the <text:span text:style-name="Source_20_Text">-s</text:span> flag to <text:span text:style-name="Source_20_Text">rc-update</text:span>, you can actually add a runlevel to a runlevel. For example, if you wanted to have an <text:span text:style-name="Source_20_Text">office</text:span> runlevel that would be the same as <text:span text:style-name="Source_20_Text">default</text:span>, but with the <text:span text:style-name="Source_20_Text">myvpn</text:span> service started, you would do the following to set that up:</text:p>
      <text:p text:style-name="Preformatted_20_Text"><text:span text:style-name="Source_20_Text">mkdir /etc/runlevels/office</text:span></text:p>
      <text:p text:style-name="Preformatted_20_Text"><text:span text:style-name="Source_20_Text">rc-update -s add default office</text:span></text:p>
      <text:p text:style-name="P3"><text:span text:style-name="Source_20_Text">rc-update add myvpn office</text:span></text:p>
      <text:h text:style-name="Heading_20_4" text:outline-level="4"><text:bookmark text:name="_switching_runlevels"/>Switching Runlevels</text:h>
      <text:p text:style-name="Text_20_body">Once you have a custom runlevel you want to switch to, you can do so using the <text:span text:style-name="Source_20_Text">openrc</text:span> command. As per the above example, you would use <text:span text:style-name="Source_20_Text">openrc office</text:span> to switch to your new runlevel, and <text:span text:style-name="Source_20_Text">openrc default</text:span> to switch back.</text:p>
      <text:h text:style-name="Heading_20_3" text:outline-level="3"><text:bookmark text:name="_system_configuration"/>System Configuration</text:h>
      <text:p text:style-name="Text_20_body">System-wide configuration of OpenRC happens in <text:span text:style-name="Source_20_Text">/etc/rc.conf</text:span>.</text:p>
      <text:h text:style-name="Heading_20_3" text:outline-level="3"><text:bookmark text:name="_multi_services"/>Multi-Services</text:h>
      <text:p text:style-name="Text_20_body">In some cases, you may want the same bit of code to do different things under different circumstances. For example, normally, the difference between various instances of <text:span text:style-name="Source_20_Text">agetty</text:span> are just the tty they run on. In these cases, you can use symlinks to manage dynamic configuration differences.</text:p>
      <text:p text:style-name="Text_20_body">Consider <text:span text:style-name="Source_20_Text">agetty</text:span> - it determines what port (tty) to run on by calculating <text:span text:style-name="Source_20_Text">${RC_SVCNAME#*.}</text:span>. This means that if your service name is <text:span text:style-name="Source_20_Text">agetty.foo</text:span>, the port variable will have "foo" as its value. The intended way to use this is by symlinking the "base" service (<text:span text:style-name="Source_20_Text">agetty</text:span>) to the desired target (<text:span text:style-name="Source_20_Text">agetty.foo</text:span>).</text:p>
      <text:p text:style-name="Text_20_body">This mechanism also allows you to specify custom configuration for that service, for more details, see <text:a xlink:type="simple" xlink:href="https://docs.alpinelinux.org/user-handbook/0.1a/Working/openrc.html#_extended_conf_d_names" text:style-name="Internet_20_link" text:visited-style-name="Visited_20_Internet_20_Link">Extended </text:a><text:a xlink:type="simple" xlink:href="https://docs.alpinelinux.org/user-handbook/0.1a/Working/openrc.html#_extended_conf_d_names" text:style-name="Internet_20_link" text:visited-style-name="Visited_20_Internet_20_Link"><text:span text:style-name="Source_20_Text">conf.d</text:span></text:a><text:a xlink:type="simple" xlink:href="https://docs.alpinelinux.org/user-handbook/0.1a/Working/openrc.html#_extended_conf_d_names" text:style-name="Internet_20_link" text:visited-style-name="Visited_20_Internet_20_Link"> Names</text:a>.</text:p>
      <text:h text:style-name="Heading_20_3" text:outline-level="3"><text:bookmark text:name="_custom_service_commands"/><text:soft-page-break/>Custom Service Commands</text:h>
      <text:p text:style-name="Text_20_body">Commands other than <text:span text:style-name="Source_20_Text">start</text:span>, <text:span text:style-name="Source_20_Text">stop</text:span> and <text:span text:style-name="Source_20_Text">status</text:span> may be available. A common example is <text:span text:style-name="Source_20_Text">save</text:span>, used by <text:span text:style-name="Source_20_Text">iptables</text:span>. Their usage is identical to that of the built-in ones. You can look inside the <text:span text:style-name="Source_20_Text">init.d</text:span> script at various <text:span text:style-name="Source_20_Text">extra*commands</text:span> variables which give a listing of the available ones.</text:p>
      <table:table table:name="Tabela5" table:style-name="Tabela5">
        <table:table-column table:style-name="Tabela5.A"/>
        <table:table-column table:style-name="Tabela5.B"/>
        <table:table-row table:style-name="TableLine94352816496288"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Table_20_Contents"><text:span text:style-name="Source_20_Text">extra_started_commands</text:span> are extra commands that are only valid when the service is started. Similar logic applies to the rest of them. </text:p>
          </table:table-cell>
        </table:table-row>
      </table:table>
      <text:h text:style-name="Heading_20_3" text:outline-level="3"><text:bookmark text:name="_extended_conf_d_names"/>Extended <text:span text:style-name="Source_20_Text">conf.d</text:span> Names</text:h>
      <text:p text:style-name="Text_20_body">There are 4 total files that may play a role in the configuration of a service. Assume that <text:span text:style-name="Source_20_Text">base</text:span> stands for the name of the base server, <text:span text:style-name="Source_20_Text">ext</text:span> is the extension (as per <text:a xlink:type="simple" xlink:href="https://docs.alpinelinux.org/user-handbook/0.1a/Working/openrc.html#_multi_services" text:style-name="Internet_20_link" text:visited-style-name="Visited_20_Internet_20_Link">Multi-Services</text:a>) and <text:span text:style-name="Source_20_Text">runlevel</text:span> is the runlevel it’s in. Under those conditions, the files involved are:</text:p>
      <text:p text:style-name="P2"><text:span text:style-name="Source_20_Text">/etc/conf.d/base.runlevel</text:span> </text:p>
      <text:p text:style-name="P1">OpenRC will try loading this file if the full name of the service is not the same as the base name of the service.</text:p>
      <text:p text:style-name="P2"><text:span text:style-name="Source_20_Text">/etc/conf.d/base</text:span> </text:p>
      <text:p text:style-name="P1">If OpenRC tried loading <text:span text:style-name="Source_20_Text">/etc/conf.d/base.runlevel</text:span> and failed, it will try loading this file.</text:p>
      <text:p text:style-name="P2"><text:span text:style-name="Source_20_Text">/etc/conf.d/base.ext.runlevel</text:span> </text:p>
      <text:p text:style-name="P1">OpenRC will always try loading this file, but only after the above two have happened.</text:p>
      <text:p text:style-name="P2"><text:span text:style-name="Source_20_Text">/etc/conf.d/base.ext</text:span> </text:p>
      <text:p text:style-name="P1">If loading <text:span text:style-name="Source_20_Text">/etc/conf.d/base.ext.runlevel</text:span> failed, OpenRC will try to load this file.</text:p>
      <text:p text:style-name="Text_20_body">As far as most people are concerned, OpenRC will first load <text:span text:style-name="Source_20_Text">/etc/conf.d/base</text:span> and then overlay <text:span text:style-name="Source_20_Text">/etc/conf.d/base.ext</text:span> on top of it.</text:p>
      <text:p text:style-name="Standard"><text:a xlink:type="simple" xlink:href="https://docs.alpinelinux.org/user-handbook/0.1a/Working/openrc.html#_configuring_services" text:style-name="Internet_20_link" text:visited-style-name="Visited_20_Internet_20_Link">https://docs.alpinelinux.org/user-handbook/0.1a/Working/openrc.html#_configuring_service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8:44:55.604362128</meta:creation-date>
    <dc:date>2022-03-15T18:49:42.392192158</dc:date>
    <meta:editing-duration>PT4M47S</meta:editing-duration>
    <meta:editing-cycles>2</meta:editing-cycles>
    <meta:generator>LibreOffice/6.4.7.2$Linux_X86_64 LibreOffice_project/40$Build-2</meta:generator>
    <meta:document-statistic meta:table-count="5" meta:image-count="0" meta:object-count="0" meta:page-count="4" meta:paragraph-count="75" meta:word-count="1119" meta:character-count="6891" meta:non-whitespace-character-count="5833"/>
  </office:meta>
</office:document-meta>
</file>